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Footnote">
      <style:text-properties fo:language="en" fo:country="US" officeooo:paragraph-rsid="0248fa49" fo:background-color="transparent"/>
    </style:style>
    <style:style style:name="P7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text-properties officeooo:paragraph-rsid="01b63ad1"/>
    </style:style>
    <style:style style:name="P31" style:family="paragraph" style:parent-style-name="Standard">
      <style:text-properties officeooo:paragraph-rsid="01bc32b8"/>
    </style:style>
    <style:style style:name="P32" style:family="paragraph" style:parent-style-name="Standard">
      <style:text-properties officeooo:paragraph-rsid="01be4eb0"/>
    </style:style>
    <style:style style:name="P33" style:family="paragraph" style:parent-style-name="Standard">
      <style:text-properties officeooo:paragraph-rsid="01c0339d"/>
    </style:style>
    <style:style style:name="P34" style:family="paragraph" style:parent-style-name="Footnote">
      <style:text-properties style:font-name="Liberation Sans" fo:language="en" fo:country="GB" officeooo:paragraph-rsid="10332ca5"/>
    </style:style>
    <style:style style:name="P35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43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51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53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58" style:family="paragraph" style:parent-style-name="Footnote">
      <style:text-properties officeooo:paragraph-rsid="0219eedd"/>
    </style:style>
    <style:style style:name="P59" style:family="paragraph" style:parent-style-name="Footnote">
      <style:text-properties officeooo:paragraph-rsid="02489d8b"/>
    </style:style>
    <style:style style:name="P6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3" style:family="paragraph" style:parent-style-name="Standard">
      <style:text-properties officeooo:paragraph-rsid="01a57dee"/>
    </style:style>
    <style:style style:name="P64" style:family="paragraph" style:parent-style-name="Standard">
      <style:text-properties officeooo:paragraph-rsid="0103e699"/>
    </style:style>
    <style:style style:name="P65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officeooo:paragraph-rsid="01bd7b00" fo:background-color="transparent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break-before="page"/>
      <style:text-properties officeooo:paragraph-rsid="01f797ea"/>
    </style:style>
    <style:style style:name="P69" style:family="paragraph" style:parent-style-name="Standard" style:list-style-name="L1">
      <style:text-properties officeooo:paragraph-rsid="0215050e"/>
    </style:style>
    <style:style style:name="P7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7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l" style:country-asian="NL"/>
    </style:style>
    <style:style style:name="T3" style:family="text">
      <style:text-properties fo:language="en" fo:country="US" officeooo:rsid="01fb28e8"/>
    </style:style>
    <style:style style:name="T4" style:family="text">
      <style:text-properties fo:language="en" fo:country="US" officeooo:rsid="014eeaf0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US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US" fo:font-style="normal" style:text-underline-style="none" officeooo:rsid="00af24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US" fo:font-style="normal" style:text-underline-style="none" officeooo:rsid="00b00ed1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US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US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US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US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US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US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US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US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US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US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31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32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font-weight="normal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font-weight="normal" officeooo:rsid="022d8f51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font-weight="normal" officeooo:rsid="022dbdad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font-weight="normal" officeooo:rsid="022c9303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font-weight="normal" officeooo:rsid="01cd201b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font-weight="normal" officeooo:rsid="01f340ee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fo:font-weight="normal" officeooo:rsid="0164d9da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style:language-asian="nl" style:country-asian="NL"/>
    </style:style>
    <style:style style:name="T142" style:family="text">
      <style:text-properties officeooo:rsid="01f5e6f6" style:language-asian="nl" style:country-asian="NL"/>
    </style:style>
    <style:style style:name="T143" style:family="text">
      <style:text-properties officeooo:rsid="014ea810" style:language-asian="nl" style:country-asian="NL"/>
    </style:style>
    <style:style style:name="T144" style:family="text">
      <style:text-properties officeooo:rsid="014ea810"/>
    </style:style>
    <style:style style:name="T145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24b780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US" style:text-underline-style="none" officeooo:rsid="0be91597" style:font-name-asian="DejaVu Sans" style:language-complex="nl" style:country-complex="NL"/>
    </style:style>
    <style:style style:name="T157" style:family="text">
      <style:text-properties style:text-line-through-style="none" style:text-line-through-type="none" style:font-name="Liberation Sans" fo:language="en" fo:country="US" style:text-underline-style="none" officeooo:rsid="00bddfbe" style:font-name-asian="Ubuntu" style:language-complex="nl" style:country-complex="NL"/>
    </style:style>
    <style:style style:name="T158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9" style:family="text">
      <style:text-properties officeooo:rsid="0119bd75"/>
    </style:style>
    <style:style style:name="T160" style:family="text">
      <style:text-properties style:font-name="Liberation Sans" fo:font-size="12pt" style:font-size-asian="12pt" style:font-size-complex="12pt"/>
    </style:style>
    <style:style style:name="T161" style:family="text">
      <style:text-properties style:font-name="Liberation Sans" fo:language="en" fo:country="US"/>
    </style:style>
    <style:style style:name="T162" style:family="text">
      <style:text-properties style:font-name="Liberation Sans" fo:language="en" fo:country="US" officeooo:rsid="01f61662"/>
    </style:style>
    <style:style style:name="T163" style:family="text">
      <style:text-properties officeooo:rsid="01e96954"/>
    </style:style>
    <style:style style:name="T164" style:family="text">
      <style:text-properties officeooo:rsid="020686f0"/>
    </style:style>
    <style:style style:name="T165" style:family="text">
      <style:text-properties officeooo:rsid="02143b9a"/>
    </style:style>
    <style:style style:name="T166" style:family="text">
      <style:text-properties fo:font-size="10pt" fo:language="en" fo:country="US" style:font-size-asian="10pt" style:font-size-complex="10pt"/>
    </style:style>
    <style:style style:name="T167" style:family="text">
      <style:text-properties fo:font-size="10pt" fo:language="en" fo:country="US" officeooo:rsid="02182436" style:font-size-asian="10pt" style:font-size-complex="10pt"/>
    </style:style>
    <style:style style:name="T168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officeooo:rsid="023e3eea"/>
    </style:style>
    <style:style style:name="T178" style:family="text">
      <style:text-properties officeooo:rsid="024274a2"/>
    </style:style>
    <style:style style:name="T179" style:family="text">
      <style:text-properties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5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9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7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3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4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6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7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0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4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5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6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9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0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2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3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4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6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7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0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4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5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2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6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5">Checklist for moving from Windows <text:span text:style-name="T178">Desktop </text:span>to <text:span text:style-name="T165">Linux </text:span><text:span text:style-name="T178">Desktop </text:span><text:span text:style-name="T165">(</text:span>Ubuntu, Debian, <text:span text:style-name="T177">or Rocky Linux</text:span><text:span text:style-name="T165">)</text:span>.</text:p>
      <text:p text:style-name="P21"><text:span text:style-name="Strong_20_Emphasis"><text:span text:style-name="T7"/></text:span></text:p>
      <text:p text:style-name="P22"/>
      <text:list text:style-name="L1">
        <text:list-item>
          <text:p text:style-name="P70"><text:span text:style-name="Strong_20_Emphasis"><text:span text:style-name="T129">Preparing to transfer</text:span></text:span><text:span text:style-name="T132"> </text:span><text:span text:style-name="Emphasis"><text:span text:style-name="T133">(</text:span></text:span><text:span text:style-name="Emphasis"><text:span text:style-name="T134">only </text:span></text:span><text:span text:style-name="Emphasis"><text:span text:style-name="T135">if </text:span></text:span><text:span text:style-name="Emphasis"><text:span text:style-name="T137">o</text:span></text:span><text:span text:style-name="Emphasis"><text:span text:style-name="T138">n</text:span></text:span><text:span text:style-name="Emphasis"><text:span text:style-name="T133"> Windows </text:span></text:span><text:span text:style-name="Emphasis"><text:span text:style-name="T136">Desktop</text:span></text:span><text:span text:style-name="Emphasis"><text:span text:style-name="T133">)</text:span>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06" draw:name="Vorm1" draw:style-name="gr1" draw:text-style-name="P78" svg:width="0.35cm" svg:height="0.35cm" draw:control="control105"/></text:span></text:p>
          </table:table-cell>
          <table:table-cell table:style-name="_31_._5f_Migratie_5f_voorbereiden.A1" office:value-type="string">
            <text:p text:style-name="P9"><text:span text:style-name="T15">Download Mozilla Firefox, Mozilla Thunderbird, </text:span><text:span text:style-name="T16">and</text:span><text:span text:style-name="T17"> Google Chrome</text:span><text:span text:style-name="T15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07" draw:name="Vorm2" draw:style-name="gr1" draw:text-style-name="P78" svg:width="0.35cm" svg:height="0.35cm" draw:control="control106"/></text:span></text:p>
          </table:table-cell>
          <table:table-cell table:style-name="_31_._5f_Migratie_5f_voorbereiden.A1" office:value-type="string">
            <text:p text:style-name="P27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9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08" draw:name="Vorm3" draw:style-name="gr1" draw:text-style-name="P78" svg:width="0.35cm" svg:height="0.35cm" draw:control="control107"/></text:span></text:p>
          </table:table-cell>
          <table:table-cell table:style-name="_31_._5f_Migratie_5f_voorbereiden.A1" office:value-type="string">
            <text:p text:style-name="P36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09" draw:name="Vorm4" draw:style-name="gr1" draw:text-style-name="P78" svg:width="0.35cm" svg:height="0.35cm" draw:control="control108"/></text:span></text:p>
          </table:table-cell>
          <table:table-cell table:style-name="_31_._5f_Migratie_5f_voorbereiden.A1" office:value-type="string">
            <text:p text:style-name="P25"><text:span text:style-name="T160">Collect E-mail addresses and mail server addresses </text:span><text:span text:style-name="Emphasis"><text:span text:style-name="T179">per user</text:span></text:span><text:span text:style-name="T160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9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0" draw:name="Vorm5" draw:style-name="gr1" draw:text-style-name="P78" svg:width="0.35cm" svg:height="0.35cm" draw:control="control109"/></text:span></text:p>
          </table:table-cell>
          <table:table-cell table:style-name="_31_._5f_Migratie_5f_voorbereiden.A1" office:value-type="string">
            <text:p text:style-name="P3"><text:span text:style-name="T122">Install and start Google Chrome, import everything </text:span><text:span text:style-name="Emphasis"><text:span text:style-name="T139">per user</text:span></text:span><text:span text:style-name="T122"> from the current browser, and check the operation.</text:span></text:p>
            <text:p text:style-name="P28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1" draw:name="Vorm6" draw:style-name="gr1" draw:text-style-name="P78" svg:width="0.35cm" svg:height="0.35cm" draw:control="control110"/></text:span></text:p>
          </table:table-cell>
          <table:table-cell table:style-name="_31_._5f_Migratie_5f_voorbereiden.A1" office:value-type="string">
            <text:p text:style-name="P4"><text:span text:style-name="T122">Install and start Mozilla Firefox, import everything </text:span><text:span text:style-name="Emphasis"><text:span text:style-name="T139">per user</text:span></text:span><text:span text:style-name="T122"> from the current browser, and check the operation.</text:span></text:p>
            <text:p text:style-name="P29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2" draw:name="Vorm7" draw:style-name="gr1" draw:text-style-name="P78" svg:width="0.35cm" svg:height="0.35cm" draw:control="control111"/></text:span></text:p>
          </table:table-cell>
          <table:table-cell table:style-name="_31_._5f_Migratie_5f_voorbereiden.A1" office:value-type="string">
            <text:p text:style-name="P4"><text:span text:style-name="T123">Install and start Mozilla Thunderbird, import </text:span><text:span text:style-name="Emphasis"><text:span text:style-name="T140">per user</text:span></text:span><text:span text:style-name="T123"> from the </text:span><text:span text:style-name="T124">email program </text:span><text:span text:style-name="T125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3" draw:name="Vorm8" draw:style-name="gr1" draw:text-style-name="P78" svg:width="0.35cm" svg:height="0.35cm" draw:control="control112"/></text:span></text:p>
          </table:table-cell>
          <table:table-cell table:style-name="_31_._5f_Migratie_5f_voorbereiden.A1" office:value-type="string">
            <text:p text:style-name="P9"><text:span text:style-name="T14"><text:s/></text:span><text:span text:style-name="T59"><draw:control text:anchor-type="as-char" draw:z-index="114" draw:name="Vorm9" draw:style-name="gr1" draw:text-style-name="P78" svg:width="0.35cm" svg:height="0.35cm" draw:control="control113"/></text:span><text:span text:style-name="T14"><text:s/></text:span><text:span text:style-name="T59"><draw:control text:anchor-type="as-char" draw:z-index="115" draw:name="Vorm10" draw:style-name="gr1" draw:text-style-name="P78" svg:width="0.35cm" svg:height="0.35cm" draw:control="control114"/></text:span><text:span text:style-name="T14"><text:s/></text:span><text:span text:style-name="T59"><draw:control text:anchor-type="as-char" draw:z-index="116" draw:name="Vorm11" draw:style-name="gr1" draw:text-style-name="P78" svg:width="0.35cm" svg:height="0.35cm" draw:control="control115"/></text:span><text:span text:style-name="T14"><text:s/></text:span><text:span text:style-name="T59"><draw:control text:anchor-type="as-char" draw:z-index="137" draw:name="Vorm12" draw:style-name="gr1" draw:text-style-name="P78" svg:width="0.35cm" svg:height="0.35cm" draw:control="control136"/></text:span><text:span text:style-name="T59"><text:tab/></text:span><text:span text:style-name="T60">account settings</text:span><text:span text:style-name="T12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7" draw:name="Vorm13" draw:style-name="gr1" draw:text-style-name="P78" svg:width="0.35cm" svg:height="0.35cm" draw:control="control116"/></text:span></text:p>
          </table:table-cell>
          <table:table-cell table:style-name="_31_._5f_Migratie_5f_voorbereiden.A1" office:value-type="string">
            <text:p text:style-name="P20"><text:span text:style-name="T156"><text:s/></text:span><text:span text:style-name="T157"><draw:control text:anchor-type="as-char" draw:z-index="133" draw:name="Vorm14" draw:style-name="gr1" draw:text-style-name="P78" svg:width="0.35cm" svg:height="0.35cm" draw:control="control132"/></text:span><text:span text:style-name="T156"><text:s/></text:span><text:span text:style-name="T157"><draw:control text:anchor-type="as-char" draw:z-index="134" draw:name="Vorm15" draw:style-name="gr1" draw:text-style-name="P78" svg:width="0.35cm" svg:height="0.35cm" draw:control="control133"/></text:span><text:span text:style-name="T156"><text:s/></text:span><text:span text:style-name="T157"><draw:control text:anchor-type="as-char" draw:z-index="135" draw:name="Vorm16" draw:style-name="gr1" draw:text-style-name="P78" svg:width="0.35cm" svg:height="0.35cm" draw:control="control134"/></text:span><text:span text:style-name="T156"><text:s/></text:span><text:span text:style-name="T157"><draw:control text:anchor-type="as-char" draw:z-index="136" draw:name="Vorm17" draw:style-name="gr1" draw:text-style-name="P78" svg:width="0.35cm" svg:height="0.35cm" draw:control="control135"/></text:span><text:span text:style-name="T157"><text:tab/>Email folders</text:span><text:span text:style-name="T16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8" draw:name="Vorm18" draw:style-name="gr1" draw:text-style-name="P78" svg:width="0.35cm" svg:height="0.35cm" draw:control="control117"/></text:span></text:p>
          </table:table-cell>
          <table:table-cell table:style-name="_31_._5f_Migratie_5f_voorbereiden.A1" office:value-type="string">
            <text:p text:style-name="P20"><text:span text:style-name="T156"><text:s/></text:span><text:span text:style-name="T157"><draw:control text:anchor-type="as-char" draw:z-index="129" draw:name="Vorm19" draw:style-name="gr1" draw:text-style-name="P78" svg:width="0.35cm" svg:height="0.35cm" draw:control="control128"/></text:span><text:span text:style-name="T156"><text:s/></text:span><text:span text:style-name="T157"><draw:control text:anchor-type="as-char" draw:z-index="130" draw:name="Vorm20" draw:style-name="gr1" draw:text-style-name="P78" svg:width="0.35cm" svg:height="0.35cm" draw:control="control129"/></text:span><text:span text:style-name="T156"><text:s/></text:span><text:span text:style-name="T157"><draw:control text:anchor-type="as-char" draw:z-index="131" draw:name="Vorm21" draw:style-name="gr1" draw:text-style-name="P78" svg:width="0.35cm" svg:height="0.35cm" draw:control="control130"/></text:span><text:span text:style-name="T156"><text:s/></text:span><text:span text:style-name="T157"><draw:control text:anchor-type="as-char" draw:z-index="132" draw:name="Vorm22" draw:style-name="gr1" draw:text-style-name="P78" svg:width="0.35cm" svg:height="0.35cm" draw:control="control131"/></text:span><text:span text:style-name="T157"><text:tab/></text:span><text:span text:style-name="T161">ad</text:span><text:span text:style-name="T162">d</text:span><text:span text:style-name="T161">res</text:span><text:span text:style-name="T162">s book</text:span><text:span text:style-name="T16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19" draw:name="Vorm23" draw:style-name="gr1" draw:text-style-name="P78" svg:width="0.35cm" svg:height="0.35cm" draw:control="control118"/></text:span></text:p>
          </table:table-cell>
          <table:table-cell table:style-name="_31_._5f_Migratie_5f_voorbereiden.A1" office:value-type="string">
            <text:p text:style-name="P9"><text:span text:style-name="T14"><text:s/></text:span><text:span text:style-name="T59"><draw:control text:anchor-type="as-char" draw:z-index="125" draw:name="Vorm24" draw:style-name="gr1" draw:text-style-name="P78" svg:width="0.35cm" svg:height="0.35cm" draw:control="control124"/></text:span><text:span text:style-name="T14"><text:s/></text:span><text:span text:style-name="T59"><draw:control text:anchor-type="as-char" draw:z-index="126" draw:name="Vorm25" draw:style-name="gr1" draw:text-style-name="P78" svg:width="0.35cm" svg:height="0.35cm" draw:control="control125"/></text:span><text:span text:style-name="T14"><text:s/></text:span><text:span text:style-name="T59"><draw:control text:anchor-type="as-char" draw:z-index="127" draw:name="Vorm26" draw:style-name="gr1" draw:text-style-name="P78" svg:width="0.35cm" svg:height="0.35cm" draw:control="control126"/></text:span><text:span text:style-name="T14"><text:s/></text:span><text:span text:style-name="T59"><draw:control text:anchor-type="as-char" draw:z-index="128" draw:name="Vorm27" draw:style-name="gr1" draw:text-style-name="P78" svg:width="0.35cm" svg:height="0.35cm" draw:control="control127"/></text:span><text:span text:style-name="T59"><text:tab/></text:span><text:span text:style-name="T127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><text:span text:style-name="T14"><text:s/></text:span><text:span text:style-name="T59"><draw:control text:anchor-type="as-char" draw:z-index="120" draw:name="Vorm28" draw:style-name="gr1" draw:text-style-name="P78" svg:width="0.35cm" svg:height="0.35cm" draw:control="control119"/></text:span></text:p>
          </table:table-cell>
          <table:table-cell table:style-name="_31_._5f_Migratie_5f_voorbereiden.A1" office:value-type="string">
            <text:p text:style-name="P12"><text:span text:style-name="T14"><text:s/></text:span><text:span text:style-name="T59"><draw:control text:anchor-type="as-char" draw:z-index="121" draw:name="Vorm29" draw:style-name="gr1" draw:text-style-name="P78" svg:width="0.35cm" svg:height="0.35cm" draw:control="control120"/></text:span><text:span text:style-name="T14"><text:s/></text:span><text:span text:style-name="T59"><draw:control text:anchor-type="as-char" draw:z-index="122" draw:name="Vorm30" draw:style-name="gr1" draw:text-style-name="P78" svg:width="0.35cm" svg:height="0.35cm" draw:control="control121"/></text:span><text:span text:style-name="T14"><text:s/></text:span><text:span text:style-name="T59"><draw:control text:anchor-type="as-char" draw:z-index="123" draw:name="Vorm31" draw:style-name="gr1" draw:text-style-name="P78" svg:width="0.35cm" svg:height="0.35cm" draw:control="control122"/></text:span><text:span text:style-name="T14"><text:s/></text:span><text:span text:style-name="T59"><draw:control text:anchor-type="as-char" draw:z-index="124" draw:name="Vorm32" draw:style-name="gr1" draw:text-style-name="P78" svg:width="0.35cm" svg:height="0.35cm" draw:control="control123"/></text:span><text:span text:style-name="T59"><text:tab/>heck the operatio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56"><text:span text:style-name="T130">If importing fails, export everything in any way possible from the current </text:span><text:span text:style-name="T131">email program</text:span><text:span text:style-name="T130"> to be able to import the data later.</text:span></text:p>
          </table:table-cell>
        </table:table-row>
      </table:table>
      <text:p text:style-name="P63"/>
      <text:list text:continue-numbering="true" text:style-name="L1">
        <text:list-item text:start-value="1">
          <text:p text:style-name="P68"><text:span text:style-name="T66">Preparing to transfer</text:span><text:span text:style-name="T73"> - </text:span><text:span text:style-name="T74">continued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T14"><text:s/></text:span><text:span text:style-name="T59"><draw:control text:anchor-type="as-char" draw:z-index="138" draw:name="Vorm33" draw:style-name="gr1" draw:text-style-name="P78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4"><text:span text:style-name="T18">Boot the computer from</text:span><text:span text:style-name="T65"><text:note text:id="ftn1" text:note-class="footnote"><text:note-citation>1</text:note-citation><text:note-body><text:p text:style-name="P6"><text:span text:style-name="T81">Boot menu/Setup via one of the </text:span><text:span text:style-name="T82">f</text:span><text:span text:style-name="T81">requently used keys: </text:span><text:span text:style-name="T102">Esc</text:span><text:span text:style-name="T83">, </text:span><text:span text:style-name="T102">Delete</text:span><text:span text:style-name="T83">, </text:span><text:span text:style-name="T102">F1</text:span><text:span text:style-name="T83">, </text:span><text:span text:style-name="T102">F2</text:span><text:span text:style-name="T83">, </text:span><text:span text:style-name="T102">F9</text:span><text:span text:style-name="T83">, </text:span><text:span text:style-name="T102">F10</text:span><text:span text:style-name="T83">, </text:span><text:span text:style-name="T102">F11</text:span><text:span text:style-name="T83">, or </text:span><text:span text:style-name="T102">F12</text:span></text:p></text:note-body></text:note></text:span><text:span text:style-name="T18"> an</text:span><text:span text:style-name="T19"> </text:span><text:span text:style-name="T20">Ubuntu, </text:span><text:span text:style-name="T21">Debian, </text:span><text:span text:style-name="T22">or Rocky Linux</text:span><text:span text:style-name="T21"> </text:span><text:span text:style-name="T19">Desktop</text:span><text:span text:style-name="T23">/</text:span><text:span text:style-name="T24">Workstation</text:span><text:span text:style-name="T19"> </text:span><text:span text:style-name="T25">Live</text:span><text:span text:style-name="T25"><text:note text:id="ftn2" text:note-class="footnote"><text:note-citation>2</text:note-citation><text:note-body><text:p text:style-name="P34"><text:span text:style-name="T166">From a Live USB stick you can boot and work with </text:span><text:span text:style-name="T167">Linux</text:span><text:span text:style-name="Strong_20_Emphasis"><text:span text:style-name="T128"> </text:span></text:span><text:span text:style-name="T166">without modifying any files on the hard drive and also allows installation of </text:span><text:span text:style-name="T167">Linux</text:span><text:span text:style-name="Strong_20_Emphasis"><text:span text:style-name="T128">.</text:span></text:span></text:p></text:note-body></text:note></text:span><text:span text:style-name="T19"> USB stick</text:span><text:span text:style-name="T26"><text:note text:id="ftn3" text:note-class="footnote"><text:note-citation>3</text:note-citation><text:note-body><text:p text:style-name="P59"><text:span text:style-name="Strong_20_Emphasis"><text:span text:style-name="T85">Create a bootable USB stick:<text:line-break/>Download a CD image file (.iso), </text:span></text:span><text:span text:style-name="Strong_20_Emphasis"><text:span text:style-name="T86">see </text:span></text:span><text:span text:style-name="Strong_20_Emphasis"><text:span text:style-name="T87">Checklist installation Ubuntu </text:span></text:span><text:span text:style-name="Strong_20_Emphasis"><text:span text:style-name="T88">Desktop</text:span></text:span><text:span text:style-name="Strong_20_Emphasis"><text:span text:style-name="T87">, Debian </text:span></text:span><text:span text:style-name="Strong_20_Emphasis"><text:span text:style-name="T88">Desktop</text:span></text:span><text:span text:style-name="Strong_20_Emphasis"><text:span text:style-name="T87">, or Rocky Linux Desktop/Workstation.</text:span></text:span><text:span text:style-name="Strong_20_Emphasis"><text:span text:style-name="T85"><text:line-break/></text:span></text:span><text:span text:style-name="Strong_20_Emphasis"><text:span text:style-name="T84">The next steps are described in </text:span></text:span><text:span text:style-name="Strong_20_Emphasis"><text:span text:style-name="T89">Linux informati</text:span></text:span><text:span text:style-name="Strong_20_Emphasis"><text:span text:style-name="T90">on</text:span></text:span><text:span text:style-name="Strong_20_Emphasis"><text:span text:style-name="T8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8">karelzimmer.nl/en</text:span></text:span></text:a><text:span text:style-name="Strong_20_Emphasis"><text:span text:style-name="T84">, under </text:span></text:span><text:span text:style-name="Strong_20_Emphasis"><text:span text:style-name="T89">Linux</text:span></text:span><text:span text:style-name="Strong_20_Emphasis"><text:span text:style-name="T84">.</text:span></text:span></text:p></text:note-body></text:note></text:span><text:span text:style-name="T20">, </text:span><text:span text:style-name="T27">or on Windows </text:span><text:span text:style-name="T28">but</text:span><text:span text:style-name="T27"> </text:span><text:span text:style-name="T103">t</text:span><text:span text:style-name="T104">urn off</text:span><text:span text:style-name="T20"> any virus scanner </text:span><text:span text:style-name="T29">(slows down the backup)</text:span><text:span text:style-name="T2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0" draw:name="Vorm34" draw:style-name="gr1" draw:text-style-name="P78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66">Make a Windows backup by copying to an external hard disk.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1" draw:name="Vorm35" draw:style-name="gr1" draw:text-style-name="P78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10"><text:span text:style-name="T35">M</text:span><text:span text:style-name="T36">y Documents</text:span><text:span text:style-name="T35">, </text:span><text:span text:style-name="T37">etc</text:span><text:span text:style-name="T3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2" draw:name="Vorm37" draw:style-name="gr1" draw:text-style-name="P78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10"><text:span text:style-name="T38">Desktop wallpapers</text:span><text:span text:style-name="T3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3" draw:name="Vorm38" draw:style-name="gr1" draw:text-style-name="P78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59"><draw:control text:anchor-type="as-char" draw:z-index="146" draw:name="Vorm39" draw:style-name="gr1" draw:text-style-name="P78" svg:width="0.35cm" svg:height="0.35cm" draw:control="control145"/></text:span><text:span text:style-name="T14"><text:s/></text:span><text:span text:style-name="T59"><draw:control text:anchor-type="as-char" draw:z-index="147" draw:name="Vorm40" draw:style-name="gr1" draw:text-style-name="P78" svg:width="0.35cm" svg:height="0.35cm" draw:control="control146"/></text:span><text:span text:style-name="T14"><text:s/></text:span><text:span text:style-name="T59"><draw:control text:anchor-type="as-char" draw:z-index="148" draw:name="Vorm41" draw:style-name="gr1" draw:text-style-name="P78" svg:width="0.35cm" svg:height="0.35cm" draw:control="control147"/></text:span><text:span text:style-name="T14"><text:s/></text:span><text:span text:style-name="T59"><draw:control text:anchor-type="as-char" draw:z-index="149" draw:name="Vorm42" draw:style-name="gr1" draw:text-style-name="P78" svg:width="0.35cm" svg:height="0.35cm" draw:control="control148"/></text:span><text:span text:style-name="T59"><text:tab/></text:span><text:span text:style-name="T61">The created </text:span><text:span text:style-name="T30">Chrome</text:span><text:span text:style-name="T35"> </text:span><text:span text:style-name="T39">files</text:span><text:span text:style-name="T35"><text:line-break/><text:tab/><text:tab/><text:tab/><text:tab/></text:span><text:span text:style-name="T40">&lt;= </text:span><text:span text:style-name="T8">XP<text:tab/></text:span><text:span text:style-name="T9">:<text:tab/></text:span><text:span text:style-name="T35">C:\Documents and Settings\</text:span><text:span text:style-name="T145">&lt;</text:span><text:span text:style-name="T148">u</text:span><text:span text:style-name="T146">sername</text:span><text:span text:style-name="T145">&gt;</text:span><text:span text:style-name="T35">\Application Data\</text:span><text:span text:style-name="T31">Google</text:span><text:span text:style-name="T35"><text:line-break/><text:tab/><text:tab/><text:tab/><text:tab/></text:span><text:span text:style-name="T40">&gt;= </text:span><text:span text:style-name="T75">W7</text:span><text:span text:style-name="T76"><text:tab/></text:span><text:span text:style-name="T77">:</text:span><text:span text:style-name="T9"><text:tab/></text:span><text:span text:style-name="T35">C:\Users\</text:span><text:span text:style-name="T145">&lt;</text:span><text:span text:style-name="T146">Username</text:span><text:span text:style-name="T145">&gt;</text:span><text:span text:style-name="T41">\</text:span><text:span text:style-name="T35">AppData\Roaming\</text:span><text:span text:style-name="T31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4" draw:name="Vorm43" draw:style-name="gr1" draw:text-style-name="P78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59"><draw:control text:anchor-type="as-char" draw:z-index="150" draw:name="Vorm44" draw:style-name="gr1" draw:text-style-name="P78" svg:width="0.35cm" svg:height="0.35cm" draw:control="control149"/></text:span><text:span text:style-name="T14"><text:s/></text:span><text:span text:style-name="T59"><draw:control text:anchor-type="as-char" draw:z-index="151" draw:name="Vorm45" draw:style-name="gr1" draw:text-style-name="P78" svg:width="0.35cm" svg:height="0.35cm" draw:control="control150"/></text:span><text:span text:style-name="T14"><text:s/></text:span><text:span text:style-name="T59"><draw:control text:anchor-type="as-char" draw:z-index="152" draw:name="Vorm46" draw:style-name="gr1" draw:text-style-name="P78" svg:width="0.35cm" svg:height="0.35cm" draw:control="control151"/></text:span><text:span text:style-name="T14"><text:s/></text:span><text:span text:style-name="T59"><draw:control text:anchor-type="as-char" draw:z-index="153" draw:name="Vorm47" draw:style-name="gr1" draw:text-style-name="P78" svg:width="0.35cm" svg:height="0.35cm" draw:control="control152"/></text:span><text:span text:style-name="T59"><text:tab/></text:span><text:span text:style-name="T61">The created</text:span><text:span text:style-name="T35"> F</text:span><text:span text:style-name="T42">irefox</text:span><text:span text:style-name="T35"> </text:span><text:span text:style-name="T39">files</text:span><text:span text:style-name="T35"><text:line-break/><text:tab/><text:tab/><text:tab/><text:tab/></text:span><text:span text:style-name="T40">&lt;= </text:span><text:span text:style-name="T8">XP<text:tab/></text:span><text:span text:style-name="T9">:<text:tab/></text:span><text:span text:style-name="T35">C:\Documents and Settings\</text:span><text:span text:style-name="T145">&lt;</text:span><text:span text:style-name="T148">u</text:span><text:span text:style-name="T146">sername</text:span><text:span text:style-name="T145">&gt;</text:span><text:span text:style-name="T35">\Application Data\Mozilla<text:line-break/><text:tab/><text:tab/><text:tab/><text:tab/></text:span><text:span text:style-name="T40">&gt;= </text:span><text:span text:style-name="T75">W7<text:tab/></text:span><text:span text:style-name="T77">:</text:span><text:span text:style-name="T9"><text:tab/></text:span><text:span text:style-name="T35">C:\Users\</text:span><text:span text:style-name="T145">&lt;</text:span><text:span text:style-name="T146">Username</text:span><text:span text:style-name="T145">&gt;</text:span><text:span text:style-name="T41">\</text:span><text:span text:style-name="T35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59"><draw:control text:anchor-type="as-char" draw:z-index="145" draw:name="Vorm48" draw:style-name="gr1" draw:text-style-name="P78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59"><draw:control text:anchor-type="as-char" draw:z-index="154" draw:name="Vorm49" draw:style-name="gr1" draw:text-style-name="P78" svg:width="0.35cm" svg:height="0.35cm" draw:control="control153"/></text:span><text:span text:style-name="T14"><text:s/></text:span><text:span text:style-name="T59"><draw:control text:anchor-type="as-char" draw:z-index="155" draw:name="Vorm50" draw:style-name="gr1" draw:text-style-name="P78" svg:width="0.35cm" svg:height="0.35cm" draw:control="control154"/></text:span><text:span text:style-name="T14"><text:s/></text:span><text:span text:style-name="T59"><draw:control text:anchor-type="as-char" draw:z-index="156" draw:name="Vorm51" draw:style-name="gr1" draw:text-style-name="P78" svg:width="0.35cm" svg:height="0.35cm" draw:control="control155"/></text:span><text:span text:style-name="T14"><text:s/></text:span><text:span text:style-name="T59"><draw:control text:anchor-type="as-char" draw:z-index="157" draw:name="Vorm52" draw:style-name="gr1" draw:text-style-name="P78" svg:width="0.35cm" svg:height="0.35cm" draw:control="control156"/></text:span><text:span text:style-name="T59"><text:tab/></text:span><text:span text:style-name="T61">The created</text:span><text:span text:style-name="T35"> T</text:span><text:span text:style-name="T42">hunderbird</text:span><text:span text:style-name="T35"> </text:span><text:span text:style-name="T39">files</text:span><text:span text:style-name="T35"><text:line-break/><text:tab/><text:tab/><text:tab/><text:tab/></text:span><text:span text:style-name="T40">&lt;= </text:span><text:span text:style-name="T8">XP<text:tab/></text:span><text:span text:style-name="T9">:<text:tab/></text:span><text:span text:style-name="T41">C:\Documents and Settings\</text:span><text:span text:style-name="T147">&lt;</text:span><text:span text:style-name="T148">u</text:span><text:span text:style-name="T146">sername</text:span><text:span text:style-name="T147">&gt;</text:span><text:span text:style-name="T41">\</text:span><text:span text:style-name="T35">Application Data\Thunderbird<text:line-break/><text:tab/><text:tab/><text:tab/><text:tab/></text:span><text:span text:style-name="T40">&gt;= </text:span><text:span text:style-name="T75">W7<text:tab/></text:span><text:span text:style-name="T77">:</text:span><text:span text:style-name="T9"><text:tab/></text:span><text:span text:style-name="T35">C:\Users\</text:span><text:span text:style-name="T145">&lt;</text:span><text:span text:style-name="T146">Username</text:span><text:span text:style-name="T145">&gt;</text:span><text:span text:style-name="T41">\</text:span><text:span text:style-name="T35">AppData\Roaming\Thunderbird</text:span></text:p>
          </table:table-cell>
        </table:table-row>
      </table:table>
      <text:p text:style-name="P19"/>
      <text:p text:style-name="P64"/>
      <text:list text:continue-numbering="true" text:style-name="L1">
        <text:list-item>
          <text:p text:style-name="P69"><text:span text:style-name="Strong_20_Emphasis"><text:span text:style-name="T107">Install </text:span></text:span><text:span text:style-name="Strong_20_Emphasis"><text:span text:style-name="T108">Linux</text:span></text:span><text:span text:style-name="T43"> </text:span><text:span text:style-name="Emphasis"><text:span text:style-name="T10">(</text:span></text:span><text:span text:style-name="Emphasis"><text:span text:style-name="T11">Desktop: </text:span></text:span><text:span text:style-name="Emphasis"><text:span text:style-name="T12">consider </text:span></text:span><text:span text:style-name="Emphasis"><text:span text:style-name="T13">dual boot</text:span></text:span><text:span text:style-name="Emphasis"><text:span text:style-name="T10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T14"><text:s/></text:span><text:span text:style-name="T59"><draw:control text:anchor-type="as-char" draw:z-index="139" draw:name="Vorm53" draw:style-name="gr1" draw:text-style-name="P78" svg:width="0.35cm" svg:height="0.35cm" draw:control="control138"/></text:span></text:p>
          </table:table-cell>
          <table:table-cell table:style-name="_32_._5f_Ubuntu_5f_installeren.A1" office:value-type="string">
            <text:p text:style-name="P11"><text:span text:style-name="T20">Install Ubuntu or Debian Linux according to the </text:span><text:span text:style-name="T67">Checklist i</text:span><text:span text:style-name="T68">nstallation</text:span><text:span text:style-name="T20"><text:note text:id="ftn4" text:note-class="footnote"><text:note-citation>4</text:note-citation><text:note-body><text:p text:style-name="P58"><text:span text:style-name="T1">Checklist installation can be found </text:span><text:span text:style-name="Strong_20_Emphasis"><text:span text:style-name="T84">at </text:span></text:span><text:a xlink:type="simple" xlink:href="https://karelzimmer.nl/html/en/home.html" text:style-name="Internet_20_link" text:visited-style-name="Visited_20_Internet_20_Link"><text:span text:style-name="Strong_20_Emphasis"><text:span text:style-name="T169">karelzimmer.nl/en</text:span></text:span></text:a><text:span text:style-name="Strong_20_Emphasis"><text:span text:style-name="T84">, under</text:span></text:span><text:span text:style-name="T1"> </text:span><text:span text:style-name="T5">Linux</text:span><text:span text:style-name="T1">.</text:span></text:p></text:note-body></text:note></text:span><text:span text:style-name="T20">.</text:span></text:p>
          </table:table-cell>
        </table:table-row>
      </table:table>
      <text:p text:style-name="P67"><text:tab/></text:p>
      <text:list text:continue-numbering="true" text:style-name="L1">
        <text:list-item>
          <text:p text:style-name="P71"><text:span text:style-name="T69">Perform transfer</text:span><text:span text:style-name="T34"> </text:span><text:span text:style-name="T72">(</text:span><text:span text:style-name="T78">o</text:span><text:span text:style-name="T79">n</text:span><text:span text:style-name="T72"> </text:span><text:span text:style-name="T80">Linux</text:span><text:span text:style-name="T72">)</text:span><text:span text:style-name="T34"><text:line-break/></text:span></text:p>
          <text:p text:style-name="P72"><text:span text:style-name="Emphasis"><text:span text:style-name="T121">The actions in this chapter must be performed per user.</text:span></text:span></text:p>
          <text:p text:style-name="P73"><text:span text:style-name="T58"/></text:p>
        </text:list-item>
      </text:list>
      <text:p text:style-name="P23"><text:span text:style-name="T149"><text:tab/></text:span><text:span text:style-name="T149"><draw:control text:anchor-type="as-char" draw:z-index="2" draw:name="Vorm54" draw:style-name="gr1" draw:text-style-name="P78" svg:width="0.35cm" svg:height="0.35cm" draw:control="control1"/></text:span><text:span text:style-name="T149"><text:tab/></text:span><text:span text:style-name="T149"><draw:control text:anchor-type="as-char" draw:z-index="13" draw:name="Vorm55" draw:style-name="gr1" draw:text-style-name="P78" svg:width="0.35cm" svg:height="0.35cm" draw:control="control12"/></text:span><text:span text:style-name="T149"><text:tab/></text:span><text:span text:style-name="T149"><draw:control text:anchor-type="as-char" draw:z-index="14" draw:name="Vorm56" draw:style-name="gr1" draw:text-style-name="P78" svg:width="0.35cm" svg:height="0.35cm" draw:control="control13"/></text:span><text:span text:style-name="T149"><text:tab/></text:span><text:span text:style-name="T149"><draw:control text:anchor-type="as-char" draw:z-index="15" draw:name="Vorm57" draw:style-name="gr1" draw:text-style-name="P78" svg:width="0.35cm" svg:height="0.35cm" draw:control="control14"/></text:span><text:span text:style-name="T149"><text:tab/></text:span><text:span text:style-name="T152">Make sure there is no Internet connection, so that no new e-mails can arrive.</text:span></text:p>
      <text:p text:style-name="P16"><text:tab/><draw:control text:anchor-type="as-char" draw:z-index="3" draw:name="Vorm58" draw:style-name="gr1" draw:text-style-name="P78" svg:width="0.35cm" svg:height="0.35cm" draw:control="control2"/><text:span text:style-name="T62"><text:tab/></text:span><text:span text:style-name="T62"><draw:control text:anchor-type="as-char" draw:z-index="16" draw:name="Vorm59" draw:style-name="gr1" draw:text-style-name="P78" svg:width="0.35cm" svg:height="0.35cm" draw:control="control15"/></text:span><text:span text:style-name="T62"><text:tab/></text:span><text:span text:style-name="T62"><draw:control text:anchor-type="as-char" draw:z-index="17" draw:name="Vorm60" draw:style-name="gr1" draw:text-style-name="P78" svg:width="0.35cm" svg:height="0.35cm" draw:control="control16"/></text:span><text:span text:style-name="T62"><text:tab/></text:span><text:span text:style-name="T62"><draw:control text:anchor-type="as-char" draw:z-index="18" draw:name="Vorm61" draw:style-name="gr1" draw:text-style-name="P78" svg:width="0.35cm" svg:height="0.35cm" draw:control="control17"/></text:span><text:span text:style-name="T62"><text:tab/></text:span><text:span text:style-name="T44">Connect the external hard disk.</text:span></text:p>
      <text:p text:style-name="P16"><text:tab/><draw:control text:anchor-type="as-char" draw:z-index="4" draw:name="Vorm62" draw:style-name="gr1" draw:text-style-name="P78" svg:width="0.35cm" svg:height="0.35cm" draw:control="control3"/><text:span text:style-name="T62"><text:tab/></text:span><text:span text:style-name="T62"><draw:control text:anchor-type="as-char" draw:z-index="19" draw:name="Vorm63" draw:style-name="gr1" draw:text-style-name="P78" svg:width="0.35cm" svg:height="0.35cm" draw:control="control18"/></text:span><text:span text:style-name="T62"><text:tab/></text:span><text:span text:style-name="T62"><draw:control text:anchor-type="as-char" draw:z-index="20" draw:name="Vorm64" draw:style-name="gr1" draw:text-style-name="P78" svg:width="0.35cm" svg:height="0.35cm" draw:control="control19"/></text:span><text:span text:style-name="T62"><text:tab/></text:span><text:span text:style-name="T62"><draw:control text:anchor-type="as-char" draw:z-index="21" draw:name="Vorm65" draw:style-name="gr1" draw:text-style-name="P78" svg:width="0.35cm" svg:height="0.35cm" draw:control="control20"/></text:span><text:span text:style-name="T62"><text:tab/></text:span><text:span text:style-name="T63">Copy</text:span><text:span text:style-name="T34"> </text:span><text:span text:style-name="T45">M</text:span><text:span text:style-name="T46">y</text:span><text:span text:style-name="T45"> </text:span><text:span text:style-name="T46">Documents</text:span><text:span text:style-name="T45">, </text:span><text:span text:style-name="T37">etc</text:span><text:span text:style-name="T34">.</text:span></text:p>
      <text:p text:style-name="P17"><text:tab/><draw:control text:anchor-type="as-char" draw:z-index="5" draw:name="Vorm70" draw:style-name="gr1" draw:text-style-name="P78" svg:width="0.35cm" svg:height="0.35cm" draw:control="control4"/><text:span text:style-name="T62"><text:tab/></text:span><text:span text:style-name="T62"><draw:control text:anchor-type="as-char" draw:z-index="22" draw:name="Vorm71" draw:style-name="gr1" draw:text-style-name="P78" svg:width="0.35cm" svg:height="0.35cm" draw:control="control21"/></text:span><text:span text:style-name="T62"><text:tab/></text:span><text:span text:style-name="T62"><draw:control text:anchor-type="as-char" draw:z-index="23" draw:name="Vorm72" draw:style-name="gr1" draw:text-style-name="P78" svg:width="0.35cm" svg:height="0.35cm" draw:control="control22"/></text:span><text:span text:style-name="T62"><text:tab/></text:span><text:span text:style-name="T62"><draw:control text:anchor-type="as-char" draw:z-index="24" draw:name="Vorm73" draw:style-name="gr1" draw:text-style-name="P78" svg:width="0.35cm" svg:height="0.35cm" draw:control="control23"/></text:span><text:span text:style-name="T62"><text:tab/></text:span><text:span text:style-name="T64">Copy</text:span><text:span text:style-name="T47"> </text:span><text:span text:style-name="T38">Desktop wallpapers</text:span><text:span text:style-name="T35"> </text:span><text:span text:style-name="T48">to</text:span><text:span text:style-name="T49"> ~/</text:span><text:span text:style-name="T48">Pictures</text:span><text:span text:style-name="T49">.</text:span></text:p>
      <text:p text:style-name="P16"><text:tab/><draw:control text:anchor-type="as-char" draw:z-index="6" draw:name="Vorm74" draw:style-name="gr1" draw:text-style-name="P78" svg:width="0.35cm" svg:height="0.35cm" draw:control="control5"/><text:span text:style-name="T62"><text:tab/></text:span><text:span text:style-name="T62"><draw:control text:anchor-type="as-char" draw:z-index="25" draw:name="Vorm75" draw:style-name="gr1" draw:text-style-name="P78" svg:width="0.35cm" svg:height="0.35cm" draw:control="control24"/></text:span><text:span text:style-name="T62"><text:tab/></text:span><text:span text:style-name="T62"><draw:control text:anchor-type="as-char" draw:z-index="26" draw:name="Vorm76" draw:style-name="gr1" draw:text-style-name="P78" svg:width="0.35cm" svg:height="0.35cm" draw:control="control25"/></text:span><text:span text:style-name="T62"><text:tab/></text:span><text:span text:style-name="T62"><draw:control text:anchor-type="as-char" draw:z-index="27" draw:name="Vorm77" draw:style-name="gr1" draw:text-style-name="P78" svg:width="0.35cm" svg:height="0.35cm" draw:control="control26"/></text:span><text:span text:style-name="T62"><text:tab/></text:span><text:span text:style-name="T64">Copy</text:span><text:span text:style-name="T34"> </text:span><text:span text:style-name="T48">the</text:span><text:span text:style-name="T34"> </text:span><text:span text:style-name="T32">Chrome </text:span><text:span text:style-name="T34">data </text:span><text:span text:style-name="T48">to</text:span><text:span text:style-name="T47"> ~/.</text:span><text:span text:style-name="T32">chrome</text:span><text:span text:style-name="T50">, </text:span><text:span text:style-name="T37">o</text:span><text:span text:style-name="T48">r</text:span><text:span text:style-name="T37"> </text:span><text:span text:style-name="T48">to</text:span><text:span text:style-name="T37"> </text:span><text:span text:style-name="T47">~/.</text:span><text:span text:style-name="T33">google</text:span><text:span text:style-name="T47">.</text:span></text:p>
      <text:p text:style-name="P16"><text:tab/><draw:control text:anchor-type="as-char" draw:z-index="7" draw:name="Vorm78" draw:style-name="gr1" draw:text-style-name="P78" svg:width="0.35cm" svg:height="0.35cm" draw:control="control6"/><text:span text:style-name="T62"><text:tab/></text:span><text:span text:style-name="T62"><draw:control text:anchor-type="as-char" draw:z-index="28" draw:name="Vorm79" draw:style-name="gr1" draw:text-style-name="P78" svg:width="0.35cm" svg:height="0.35cm" draw:control="control27"/></text:span><text:span text:style-name="T62"><text:tab/></text:span><text:span text:style-name="T62"><draw:control text:anchor-type="as-char" draw:z-index="29" draw:name="Vorm80" draw:style-name="gr1" draw:text-style-name="P78" svg:width="0.35cm" svg:height="0.35cm" draw:control="control28"/></text:span><text:span text:style-name="T62"><text:tab/></text:span><text:span text:style-name="T62"><draw:control text:anchor-type="as-char" draw:z-index="30" draw:name="Vorm81" draw:style-name="gr1" draw:text-style-name="P78" svg:width="0.35cm" svg:height="0.35cm" draw:control="control29"/></text:span><text:span text:style-name="T62"><text:tab/></text:span><text:span text:style-name="T64">Copy the</text:span><text:span text:style-name="T34"> Firefox data </text:span><text:span text:style-name="T48">to</text:span><text:span text:style-name="T47"> ~/.mozilla </text:span><text:span text:style-name="T50">(NB </text:span><text:span text:style-name="Strong_20_Emphasis"><text:span text:style-name="T105">F</text:span></text:span><text:span text:style-name="T50">irefox</text:span><text:span text:style-name="T51"> → </text:span><text:span text:style-name="Strong_20_Emphasis"><text:span text:style-name="T106">f</text:span></text:span><text:span text:style-name="T52">irefox</text:span><text:span text:style-name="T50">), </text:span><text:span text:style-name="T37">o</text:span><text:span text:style-name="T48">r</text:span><text:span text:style-name="T37"> </text:span><text:span text:style-name="T48">to</text:span><text:span text:style-name="T37"> </text:span><text:span text:style-name="T47">~/.mozilla.</text:span></text:p>
      <text:p text:style-name="P24"><text:tab/><draw:control text:anchor-type="as-char" draw:z-index="8" draw:name="Vorm82" draw:style-name="gr1" draw:text-style-name="P78" svg:width="0.35cm" svg:height="0.35cm" draw:control="control7"/><text:span text:style-name="T149"><text:tab/></text:span><text:span text:style-name="T149"><draw:control text:anchor-type="as-char" draw:z-index="31" draw:name="Vorm83" draw:style-name="gr1" draw:text-style-name="P78" svg:width="0.35cm" svg:height="0.35cm" draw:control="control30"/></text:span><text:span text:style-name="T149"><text:tab/></text:span><text:span text:style-name="T149"><draw:control text:anchor-type="as-char" draw:z-index="32" draw:name="Vorm84" draw:style-name="gr1" draw:text-style-name="P78" svg:width="0.35cm" svg:height="0.35cm" draw:control="control31"/></text:span><text:span text:style-name="T149"><text:tab/></text:span><text:span text:style-name="T149"><draw:control text:anchor-type="as-char" draw:z-index="33" draw:name="Vorm85" draw:style-name="gr1" draw:text-style-name="P78" svg:width="0.35cm" svg:height="0.35cm" draw:control="control32"/></text:span><text:span text:style-name="T149"><text:tab/></text:span><text:span text:style-name="T151">Start Firefox and check the operation.</text:span></text:p>
      <text:p text:style-name="P23"><text:tab/><draw:control text:anchor-type="as-char" draw:z-index="9" draw:name="Vorm86" draw:style-name="gr1" draw:text-style-name="P78" svg:width="0.35cm" svg:height="0.35cm" draw:control="control8"/><text:span text:style-name="T149"><text:tab/></text:span><text:span text:style-name="T149"><draw:control text:anchor-type="as-char" draw:z-index="34" draw:name="Vorm87" draw:style-name="gr1" draw:text-style-name="P78" svg:width="0.35cm" svg:height="0.35cm" draw:control="control33"/></text:span><text:span text:style-name="T149"><text:tab/></text:span><text:span text:style-name="T149"><draw:control text:anchor-type="as-char" draw:z-index="35" draw:name="Vorm88" draw:style-name="gr1" draw:text-style-name="P78" svg:width="0.35cm" svg:height="0.35cm" draw:control="control34"/></text:span><text:span text:style-name="T149"><text:tab/></text:span><text:span text:style-name="T149"><draw:control text:anchor-type="as-char" draw:z-index="36" draw:name="Vorm89" draw:style-name="gr1" draw:text-style-name="P78" svg:width="0.35cm" svg:height="0.35cm" draw:control="control35"/></text:span><text:span text:style-name="T149"><text:tab/></text:span><text:span text:style-name="T150">Copy the </text:span><text:span text:style-name="T151">Thunderbird data </text:span><text:span text:style-name="T153">to</text:span><text:span text:style-name="T154"> ~/.thunderbird, </text:span><text:span text:style-name="T155">o</text:span><text:span text:style-name="T153">r</text:span><text:span text:style-name="T155"> </text:span><text:span text:style-name="T153">to</text:span><text:span text:style-name="T155"> </text:span><text:span text:style-name="T154">~/.thunderbird.</text:span></text:p>
      <text:p text:style-name="P18"><text:tab/><draw:control text:anchor-type="as-char" draw:z-index="10" draw:name="Vorm90" draw:style-name="gr1" draw:text-style-name="P78" svg:width="0.35cm" svg:height="0.35cm" draw:control="control9"/><text:span text:style-name="T62"><text:tab/></text:span><text:span text:style-name="T62"><draw:control text:anchor-type="as-char" draw:z-index="37" draw:name="Vorm91" draw:style-name="gr1" draw:text-style-name="P78" svg:width="0.35cm" svg:height="0.35cm" draw:control="control36"/></text:span><text:span text:style-name="T62"><text:tab/></text:span><text:span text:style-name="T62"><draw:control text:anchor-type="as-char" draw:z-index="38" draw:name="Vorm92" draw:style-name="gr1" draw:text-style-name="P78" svg:width="0.35cm" svg:height="0.35cm" draw:control="control37"/></text:span><text:span text:style-name="T62"><text:tab/></text:span><text:span text:style-name="T62"><draw:control text:anchor-type="as-char" draw:z-index="41" draw:name="Vorm93" draw:style-name="gr1" draw:text-style-name="P78" svg:width="0.35cm" svg:height="0.35cm" draw:control="control40"/></text:span><text:span text:style-name="T62"><text:tab/></text:span><text:span text:style-name="T34">Start Thunderbird and check the operation. </text:span><text:span text:style-name="T53">(inc</text:span><text:span text:style-name="T54">l</text:span><text:span text:style-name="T55">u</text:span><text:span text:style-name="T56">ding possible</text:span><text:span text:style-name="T53"> Agenda)</text:span><text:span text:style-name="T34">.</text:span></text:p>
      <text:p text:style-name="P16"><text:tab/><draw:control text:anchor-type="as-char" draw:z-index="11" draw:name="Vorm94" draw:style-name="gr1" draw:text-style-name="P78" svg:width="0.35cm" svg:height="0.35cm" draw:control="control10"/><text:span text:style-name="T62"><text:tab/></text:span><text:span text:style-name="T62"><draw:control text:anchor-type="as-char" draw:z-index="39" draw:name="Vorm95" draw:style-name="gr1" draw:text-style-name="P78" svg:width="0.35cm" svg:height="0.35cm" draw:control="control38"/></text:span><text:span text:style-name="T62"><text:tab/></text:span><text:span text:style-name="T62"><draw:control text:anchor-type="as-char" draw:z-index="40" draw:name="Vorm96" draw:style-name="gr1" draw:text-style-name="P78" svg:width="0.35cm" svg:height="0.35cm" draw:control="control39"/></text:span><text:span text:style-name="T62"><text:tab/></text:span><text:span text:style-name="T62"><draw:control text:anchor-type="as-char" draw:z-index="42" draw:name="Vorm97" draw:style-name="gr1" draw:text-style-name="P78" svg:width="0.35cm" svg:height="0.35cm" draw:control="control41"/></text:span><text:span text:style-name="T62"><text:tab/>Remove unnecessary Windows files via </text:span><text:span text:style-name="Strong_20_Emphasis"><text:span text:style-name="T109">Terminal</text:span></text:span><text:span text:style-name="T62"> and the following command line:</text:span><text:span text:style-name="T70"><text:line-break/></text:span></text:p>
      <text:list text:continue-numbering="true" text:style-name="L1">
        <text:list-header>
          <text:p text:style-name="P74"><text:span text:style-name="User_20_Entry"><text:span text:style-name="T110">f</text:span></text:span><text:span text:style-name="User_20_Entry"><text:span text:style-name="T111">ind </text:span></text:span><text:span text:style-name="User_20_Entry"><text:span text:style-name="T110">$HOME</text:span></text:span><text:span text:style-name="User_20_Entry"><text:span text:style-name="T111"> -</text:span></text:span><text:span text:style-name="User_20_Entry"><text:span text:style-name="T112">i</text:span></text:span><text:span text:style-name="User_20_Entry"><text:span text:style-name="T111">name </text:span></text:span><text:span text:style-name="User_20_Entry"><text:span text:style-name="T113">d</text:span></text:span><text:span text:style-name="User_20_Entry"><text:span text:style-name="T111">esktop.ini -</text:span></text:span><text:span text:style-name="User_20_Entry"><text:span text:style-name="T114">d</text:span></text:span><text:span text:style-name="User_20_Entry"><text:span text:style-name="T115">e</text:span></text:span><text:span text:style-name="User_20_Entry"><text:span text:style-name="T114">lete </text:span></text:span><text:span text:style-name="User_20_Entry"><text:span text:style-name="T116">-or </text:span></text:span><text:span text:style-name="User_20_Entry"><text:span text:style-name="T111">-</text:span></text:span><text:span text:style-name="User_20_Entry"><text:span text:style-name="T117">i</text:span></text:span><text:span text:style-name="User_20_Entry"><text:span text:style-name="T111">name </text:span></text:span><text:span text:style-name="User_20_Entry"><text:span text:style-name="T117">t</text:span></text:span><text:span text:style-name="User_20_Entry"><text:span text:style-name="T111">humbs.db -</text:span></text:span><text:span text:style-name="User_20_Entry"><text:span text:style-name="T114">delete -</text:span></text:span><text:span text:style-name="User_20_Entry"><text:span text:style-name="T116">or </text:span></text:span><text:span text:style-name="User_20_Entry"><text:span text:style-name="T111">-name '*.</text:span></text:span><text:span text:style-name="User_20_Entry"><text:span text:style-name="T118">lnk'</text:span></text:span><text:span text:style-name="User_20_Entry"><text:span text:style-name="T111"> -</text:span></text:span><text:span text:style-name="User_20_Entry"><text:span text:style-name="T114">delete -</text:span></text:span><text:span text:style-name="User_20_Entry"><text:span text:style-name="T119">or </text:span></text:span><text:span text:style-name="User_20_Entry"><text:span text:style-name="T111">-</text:span></text:span><text:span text:style-name="User_20_Entry"><text:span text:style-name="T112">i</text:span></text:span><text:span text:style-name="User_20_Entry"><text:span text:style-name="T111">name '*.</text:span></text:span><text:span text:style-name="User_20_Entry"><text:span text:style-name="T120">exe'</text:span></text:span><text:span text:style-name="User_20_Entry"><text:span text:style-name="T111"> -</text:span></text:span><text:span text:style-name="User_20_Entry"><text:span text:style-name="T114">delete</text:span></text:span><text:span text:style-name="User_20_Entry"><text:span text:style-name="T71"><text:line-break/></text:span></text:span></text:p>
        </text:list-header>
      </text:list>
      <text:p text:style-name="P15"><text:span text:style-name="T62"><text:tab/></text:span><text:span text:style-name="T62"><draw:control text:anchor-type="as-char" draw:z-index="12" draw:name="Vorm98" draw:style-name="gr1" draw:text-style-name="P78" svg:width="0.35cm" svg:height="0.35cm" draw:control="control11"/></text:span><text:span text:style-name="T62"><text:tab/></text:span><text:span text:style-name="T62"><draw:control text:anchor-type="as-char" draw:z-index="43" draw:name="Vorm99" draw:style-name="gr1" draw:text-style-name="P78" svg:width="0.35cm" svg:height="0.35cm" draw:control="control42"/></text:span><text:span text:style-name="T62"><text:tab/></text:span><text:span text:style-name="T62"><draw:control text:anchor-type="as-char" draw:z-index="44" draw:name="Vorm100" draw:style-name="gr1" draw:text-style-name="P78" svg:width="0.35cm" svg:height="0.35cm" draw:control="control43"/></text:span><text:span text:style-name="T62"><text:tab/></text:span><text:span text:style-name="T62"><draw:control text:anchor-type="as-char" draw:z-index="45" draw:name="Vorm101" draw:style-name="gr1" draw:text-style-name="P78" svg:width="0.35cm" svg:height="0.35cm" draw:control="control44"/></text:span><text:span text:style-name="T62"><text:tab/></text:span><text:span text:style-name="T44">Connect to the Internet so that new e-mails can arrive again.</text:span></text:p>
      <text:list text:style-name="L2">
        <text:list-header>
          <text:p text:style-name="P75"><text:span text:style-name="T158"/></text:p>
          <text:p text:style-name="P76"><text:span text:style-name="T158"><text:line-break/><text:tab/></text:span><text:span text:style-name="T57">End of checklist, the transfer is complete.</text:span></text:p>
        </text:list-header>
      </text:list>
      <text:p text:style-name="P64"/>
      <text:list text:continue-numbering="true" text:style-name="L2">
        <text:list-item>
          <text:list>
            <text:list-header>
              <text:p text:style-name="P77"><text:span text:style-name="T170">Written</text:span><text:span text:style-name="T171"> </text:span><text:span text:style-name="T170">by</text:span><text:span text:style-name="T171"> </text:span><text:a xlink:type="simple" xlink:href="mailto:info@karelzimmer.nl?subject=Checklist%20installation%20Linux" text:style-name="Internet_20_link" text:visited-style-name="Visited_20_Internet_20_Link"><text:span text:style-name="T176">Karel Zimmer</text:span></text:a><text:span text:style-name="T172">.</text:span></text:p>
              <text:p text:style-name="P77"><text:span text:style-name="T173">License </text:span><text:span text:style-name="T172">C</text:span><text:span text:style-name="T174">C0</text:span><text:span text:style-name="T172"> 1.0</text:span><text:span text:style-name="T175"> </text:span><text:span text:style-name="T17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75"><text:s/></text:span><text:span text:style-name="T17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75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<text:span text:style-name="T164">User </text:span>#</text:p>
            <text:p text:style-name="P60"/>
          </table:table-cell>
          <table:table-cell table:style-name="Tabel1.A1" table:number-rows-spanned="2" office:value-type="string">
            <text:p text:style-name="P41">Name</text:p>
            <text:p text:style-name="P38">(<text:span text:style-name="T164">e.g</text:span>. Jan <text:span text:style-name="T163">Jansen</text:span>)</text:p>
          </table:table-cell>
          <table:table-cell table:style-name="Tabel1.A1" table:number-rows-spanned="2" office:value-type="string">
            <text:p text:style-name="P41">Username</text:p>
            <text:p text:style-name="P38">(<text:span text:style-name="T164">e.g</text:span>. jan)</text:p>
          </table:table-cell>
          <table:table-cell table:style-name="Tabel1.D1" table:number-rows-spanned="2" office:value-type="string">
            <text:p text:style-name="P42">Password</text:p>
            <text:p text:style-name="P61"/>
          </table:table-cell>
          <table:table-cell table:style-name="Tabel1.E1" office:value-type="string">
            <text:p text:style-name="P62"/>
          </table:table-cell>
          <table:table-cell table:style-name="Tabel1.F1" office:value-type="string">
            <text:p text:style-name="P44">BIOS <text:span text:style-name="T164">password</text:span></text:p>
          </table:table-cell>
          <table:table-cell table:style-name="Tabel1.G1" office:value-type="string">
            <text:p text:style-name="P40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45">Wi<text:span text:style-name="T164">F</text:span>i netw<text:span text:style-name="T164">o</text:span>rk na<text:span text:style-name="T164">me</text:span></text:p>
          </table:table-cell>
          <table:table-cell table:style-name="Tabel1.G2" office:value-type="string">
            <text:p text:style-name="P40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9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0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0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46">Network key</text:p>
          </table:table-cell>
          <table:table-cell table:style-name="Tabel1.G2" office:value-type="string">
            <text:p text:style-name="P40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0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0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0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47">Router IP#</text:p>
          </table:table-cell>
          <table:table-cell table:style-name="Tabel1.G2" office:value-type="string">
            <text:p text:style-name="P40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8">3</text:p>
          </table:table-cell>
          <table:table-cell table:style-name="Tabel1.A3" office:value-type="string">
            <text:p text:style-name="P40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0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0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47">Router <text:span text:style-name="T164">user</text:span>/<text:span text:style-name="T164">passwd</text:span></text:p>
          </table:table-cell>
          <table:table-cell table:style-name="Tabel1.G2" office:value-type="string">
            <text:p text:style-name="P40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8">4</text:p>
          </table:table-cell>
          <table:table-cell table:style-name="Tabel1.A3" office:value-type="string">
            <text:p text:style-name="P40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0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0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62"/>
          </table:table-cell>
          <table:table-cell table:style-name="Tabel1.F2" office:value-type="string">
            <text:p text:style-name="P49">TeamViewer ID</text:p>
          </table:table-cell>
          <table:table-cell table:style-name="Tabel1.G2" office:value-type="string">
            <text:p text:style-name="P40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0"><text:span text:style-name="T164">User</text:span>/<text:span text:style-name="T164">Seq </text:span><text:span text:style-name="T159">#</text:span></text:p>
          </table:table-cell>
          <table:table-cell table:style-name="Tabel2.A1" office:value-type="string">
            <text:p text:style-name="P52">Email nam<text:span text:style-name="T164">e</text:span></text:p>
          </table:table-cell>
          <table:table-cell table:style-name="Tabel2.A1" office:value-type="string">
            <text:p text:style-name="P52">Email ad<text:span text:style-name="T164">d</text:span>res<text:span text:style-name="T164">s</text:span></text:p>
          </table:table-cell>
          <table:table-cell table:style-name="Tabel2.A1" office:value-type="string">
            <text:p text:style-name="P57"><text:span text:style-name="T164">User </text:span>nam<text:span text:style-name="T164">e</text:span></text:p>
          </table:table-cell>
          <table:table-cell table:style-name="Tabel2.A1" office:value-type="string">
            <text:p text:style-name="P43">Password</text:p>
          </table:table-cell>
          <table:table-cell table:style-name="Tabel2.A1" office:value-type="string">
            <text:p text:style-name="P53">Incoming mail server<text:line-break/>(pop.<text:span text:style-name="T164">example</text:span>.com)</text:p>
          </table:table-cell>
          <table:table-cell table:style-name="Tabel2.G1" office:value-type="string">
            <text:p text:style-name="P54">Outgoing mail server<text:line-break/>(smtp.<text:span text:style-name="T164">example</text:span>.com)</text:p>
          </table:table-cell>
        </table:table-row>
        <table:table-row table:style-name="Tabel2.2">
          <table:table-cell table:style-name="Tabel2.A2" office:value-type="string">
            <text:p text:style-name="P51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5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5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5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5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5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5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1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5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5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5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5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5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5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1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5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5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5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5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5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5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1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5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5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5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5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5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5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1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5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5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5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5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5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5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1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5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5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5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5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5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5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01-07T08:37:49.221528084">01/07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01-07T08:37:49.222758966">01/07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7:49.013840869</dc:date>
    <meta:print-date>2014-01-05T10:21:33.960023988</meta:print-date>
    <meta:keyword>Installatie</meta:keyword>
    <meta:keyword>Checklist</meta:keyword>
    <meta:keyword>Linux</meta:keyword>
    <meta:editing-cycles>2478</meta:editing-cycles>
    <meta:editing-duration>P5DT3H12M23S</meta:editing-duration>
    <meta:printed-by>Karel Zimmer</meta:printed-by>
    <dc:creator>Karel Zimmer</dc:creator>
    <meta:document-statistic meta:table-count="5" meta:image-count="2" meta:object-count="0" meta:page-count="4" meta:paragraph-count="156" meta:word-count="593" meta:character-count="4161" meta:non-whitespace-character-count="3424"/>
    <meta:user-defined meta:name="Info 1"/>
    <meta:user-defined meta:name="Info 2"/>
    <meta:user-defined meta:name="Info 3"/>
    <meta:user-defined meta:name="Info 4"/>
  </office:meta>
</office:document-meta>
</file>